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2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eau2.A" style:family="table-column">
      <style:table-column-properties style:column-width="1.662cm"/>
    </style:style>
    <style:style style:name="Tableau2.B" style:family="table-column">
      <style:table-column-properties style:column-width="4.923cm"/>
    </style:style>
    <style:style style:name="Tableau2.C" style:family="table-column">
      <style:table-column-properties style:column-width="4.921cm"/>
    </style:style>
    <style:style style:name="Tableau2.D" style:family="table-column">
      <style:table-column-properties style:column-width="4.681cm"/>
    </style:style>
    <style:style style:name="Tableau2.E" style:family="table-column">
      <style:table-column-properties style:column-width="1.402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none" fo:border-top="none" fo:border-bottom="0.05pt solid #000000"/>
    </style:style>
    <style:style style:name="Tableau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none" fo:border-top="none" fo:border-bottom="0.05pt solid #000000"/>
    </style:style>
    <style:style style:name="Tableau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none" fo:border-top="none" fo:border-bottom="0.05pt solid #000000"/>
    </style:style>
    <style:style style:name="Tableau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none" fo:border-top="none" fo:border-bottom="0.05pt solid #000000"/>
    </style:style>
    <style:style style:name="Tableau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none" fo:border-top="none" fo:border-bottom="0.05pt solid #000000"/>
    </style:style>
    <style:style style:name="Tableau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none" fo:border-top="none" fo:border-bottom="0.05pt solid #000000"/>
    </style:style>
    <style:style style:name="Tableau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none" fo:border-top="none" fo:border-bottom="0.05pt solid #000000"/>
    </style:style>
    <style:style style:name="Tableau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none" fo:border-top="none" fo:border-bottom="0.05pt solid #000000"/>
    </style:style>
    <style:style style:name="Tableau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none" fo:border-top="none" fo:border-bottom="0.05pt solid #000000"/>
    </style:style>
    <style:style style:name="Tableau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.662cm"/>
    </style:style>
    <style:style style:name="Tableau1.B" style:family="table-column">
      <style:table-column-properties style:column-width="4.923cm"/>
    </style:style>
    <style:style style:name="Tableau1.C" style:family="table-column">
      <style:table-column-properties style:column-width="4.921cm"/>
    </style:style>
    <style:style style:name="Tableau1.D" style:family="table-column">
      <style:table-column-properties style:column-width="4.681cm"/>
    </style:style>
    <style:style style:name="Tableau1.E" style:family="table-column">
      <style:table-column-properties style:column-width="1.402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indent="0cm" style:auto-text-indent="false" style:writing-mode="lr-tb"/>
      <style:text-properties fo:language="fr" fo:country="FR"/>
    </style:style>
    <style:style style:name="P2" style:family="paragraph" style:parent-style-name="Table_20_Contents">
      <style:text-properties fo:language="fr" fo:country="FR" officeooo:rsid="00026f7c" officeooo:paragraph-rsid="00026f7c" fo:background-color="transparent"/>
    </style:style>
    <style:style style:name="P3" style:family="paragraph" style:parent-style-name="Table_20_Contents">
      <style:text-properties fo:language="fr" fo:country="FR" officeooo:rsid="000316c6" officeooo:paragraph-rsid="000316c6" fo:background-color="transparent"/>
    </style:style>
    <style:style style:name="P4" style:family="paragraph" style:parent-style-name="Table_20_Contents">
      <style:text-properties fo:language="fr" fo:country="FR" officeooo:rsid="00026f7c" officeooo:paragraph-rsid="00026f7c"/>
    </style:style>
    <style:style style:name="P5" style:family="paragraph" style:parent-style-name="Table_20_Contents">
      <style:text-properties fo:language="fr" fo:country="FR" officeooo:rsid="000316c6" officeooo:paragraph-rsid="000316c6"/>
    </style:style>
    <style:style style:name="P6" style:family="paragraph" style:parent-style-name="Table_20_Contents">
      <style:text-properties fo:language="fr" fo:country="FR" officeooo:rsid="00063791" officeooo:paragraph-rsid="00063791"/>
    </style:style>
    <style:style style:name="P7" style:family="paragraph" style:parent-style-name="Table_20_Contents">
      <style:text-properties fo:color="#00a933" fo:language="fr" fo:country="FR" officeooo:rsid="000316c6" officeooo:paragraph-rsid="000316c6"/>
    </style:style>
    <style:style style:name="P8" style:family="paragraph" style:parent-style-name="Table_20_Contents">
      <style:text-properties fo:color="#00a933" fo:language="fr" fo:country="FR" officeooo:rsid="00063791" officeooo:paragraph-rsid="00063791"/>
    </style:style>
    <style:style style:name="P9" style:family="paragraph" style:parent-style-name="Table_20_Contents">
      <style:text-properties fo:color="#00a933" fo:language="fr" fo:country="FR" officeooo:rsid="0008259b" officeooo:paragraph-rsid="000645a7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fo:language="fr" fo:country="FR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fo:language="fr" fo:country="FR" officeooo:paragraph-rsid="002b90f6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officeooo:paragraph-rsid="00173647"/>
    </style:style>
    <style:style style:name="P13" style:family="paragraph" style:parent-style-name="Standard">
      <style:text-properties officeooo:paragraph-rsid="002b90f6"/>
    </style:style>
    <style:style style:name="P14" style:family="paragraph" style:parent-style-name="Table_20_Contents">
      <style:text-properties fo:language="fr" fo:country="FR" officeooo:rsid="000645a7" officeooo:paragraph-rsid="000645a7"/>
    </style:style>
    <style:style style:name="P15" style:family="paragraph" style:parent-style-name="Table_20_Contents">
      <style:text-properties fo:language="fr" fo:country="FR" officeooo:rsid="00173647" officeooo:paragraph-rsid="00173647"/>
    </style:style>
    <style:style style:name="P16" style:family="paragraph" style:parent-style-name="Table_20_Contents">
      <style:text-properties fo:language="fr" fo:country="FR" officeooo:rsid="00173647" officeooo:paragraph-rsid="002b90f6"/>
    </style:style>
    <style:style style:name="P17" style:family="paragraph" style:parent-style-name="Table_20_Contents">
      <style:text-properties fo:language="fr" fo:country="FR" officeooo:rsid="00185331" officeooo:paragraph-rsid="00185331"/>
    </style:style>
    <style:style style:name="P18" style:family="paragraph" style:parent-style-name="Table_20_Contents">
      <style:text-properties fo:language="fr" fo:country="FR" officeooo:rsid="00185331" officeooo:paragraph-rsid="001d5260"/>
    </style:style>
    <style:style style:name="P19" style:family="paragraph" style:parent-style-name="Table_20_Contents">
      <style:text-properties fo:language="fr" fo:country="FR" officeooo:rsid="00185331" officeooo:paragraph-rsid="001dc536"/>
    </style:style>
    <style:style style:name="P20" style:family="paragraph" style:parent-style-name="Table_20_Contents">
      <style:text-properties fo:language="fr" fo:country="FR" officeooo:rsid="00185331" officeooo:paragraph-rsid="0026b2a8"/>
    </style:style>
    <style:style style:name="P21" style:family="paragraph" style:parent-style-name="Table_20_Contents">
      <style:text-properties fo:language="fr" fo:country="FR" officeooo:rsid="00185331" officeooo:paragraph-rsid="002b90f6"/>
    </style:style>
    <style:style style:name="P22" style:family="paragraph" style:parent-style-name="Table_20_Contents">
      <style:text-properties fo:language="fr" fo:country="FR" officeooo:rsid="001b1d8b" officeooo:paragraph-rsid="001b1d8b"/>
    </style:style>
    <style:style style:name="P23" style:family="paragraph" style:parent-style-name="Table_20_Contents">
      <style:text-properties fo:language="fr" fo:country="FR" officeooo:rsid="001b1d8b" officeooo:paragraph-rsid="001be01c"/>
    </style:style>
    <style:style style:name="P24" style:family="paragraph" style:parent-style-name="Table_20_Contents">
      <style:text-properties fo:language="fr" fo:country="FR" officeooo:rsid="001be01c" officeooo:paragraph-rsid="001be01c"/>
    </style:style>
    <style:style style:name="P25" style:family="paragraph" style:parent-style-name="Table_20_Contents">
      <style:text-properties fo:language="fr" fo:country="FR" officeooo:rsid="001be01c" officeooo:paragraph-rsid="001fbcb7"/>
    </style:style>
    <style:style style:name="P26" style:family="paragraph" style:parent-style-name="Table_20_Contents">
      <style:text-properties fo:language="fr" fo:country="FR" officeooo:rsid="001dc536" officeooo:paragraph-rsid="001dc536"/>
    </style:style>
    <style:style style:name="P27" style:family="paragraph" style:parent-style-name="Table_20_Contents">
      <style:text-properties fo:language="fr" fo:country="FR" officeooo:rsid="001dc536" officeooo:paragraph-rsid="001fbcb7"/>
    </style:style>
    <style:style style:name="P28" style:family="paragraph" style:parent-style-name="Table_20_Contents">
      <style:text-properties fo:language="fr" fo:country="FR" officeooo:rsid="001fbcb7" officeooo:paragraph-rsid="001fbcb7"/>
    </style:style>
    <style:style style:name="P29" style:family="paragraph" style:parent-style-name="Table_20_Contents">
      <style:text-properties fo:language="fr" fo:country="FR" officeooo:rsid="001fe555" officeooo:paragraph-rsid="001fe555"/>
    </style:style>
    <style:style style:name="P30" style:family="paragraph" style:parent-style-name="Table_20_Contents">
      <style:text-properties fo:language="fr" fo:country="FR" officeooo:rsid="00221c1e" officeooo:paragraph-rsid="00221c1e"/>
    </style:style>
    <style:style style:name="P31" style:family="paragraph" style:parent-style-name="Table_20_Contents">
      <style:text-properties fo:language="fr" fo:country="FR" officeooo:rsid="00253caa" officeooo:paragraph-rsid="00253caa"/>
    </style:style>
    <style:style style:name="P32" style:family="paragraph" style:parent-style-name="Table_20_Contents">
      <style:text-properties fo:language="fr" fo:country="FR" officeooo:rsid="0026b2a8" officeooo:paragraph-rsid="0026b2a8"/>
    </style:style>
    <style:style style:name="P33" style:family="paragraph" style:parent-style-name="Table_20_Contents">
      <style:text-properties fo:language="fr" fo:country="FR" officeooo:rsid="00026f7c" officeooo:paragraph-rsid="002b90f6" fo:background-color="transparent"/>
    </style:style>
    <style:style style:name="P34" style:family="paragraph" style:parent-style-name="Table_20_Contents">
      <style:text-properties fo:language="fr" fo:country="FR" officeooo:rsid="000316c6" officeooo:paragraph-rsid="002b90f6" fo:background-color="transparent"/>
    </style:style>
    <style:style style:name="P35" style:family="paragraph" style:parent-style-name="Table_20_Contents">
      <style:text-properties fo:language="fr" fo:country="FR" officeooo:rsid="00026f7c" officeooo:paragraph-rsid="002b90f6"/>
    </style:style>
    <style:style style:name="P36" style:family="paragraph" style:parent-style-name="Table_20_Contents">
      <style:text-properties fo:color="#00a933" fo:language="fr" fo:country="FR" officeooo:rsid="0008259b" officeooo:paragraph-rsid="000645a7"/>
    </style:style>
    <style:style style:name="P37" style:family="paragraph" style:parent-style-name="Table_20_Contents">
      <style:text-properties fo:color="#00a933" fo:language="fr" fo:country="FR" officeooo:rsid="000316c6" officeooo:paragraph-rsid="002b90f6"/>
    </style:style>
    <style:style style:name="T1" style:family="text">
      <style:text-properties officeooo:rsid="000b5441"/>
    </style:style>
    <style:style style:name="T2" style:family="text">
      <style:text-properties fo:language="fr" fo:country="FR" officeooo:rsid="000b5441"/>
    </style:style>
    <style:style style:name="T3" style:family="text">
      <style:text-properties fo:language="fr" fo:country="FR" officeooo:rsid="00173647"/>
    </style:style>
    <style:style style:name="T4" style:family="text">
      <style:text-properties officeooo:rsid="001a4be6"/>
    </style:style>
    <style:style style:name="T5" style:family="text">
      <style:text-properties officeooo:rsid="001be01c"/>
    </style:style>
    <style:style style:name="T6" style:family="text">
      <style:text-properties officeooo:rsid="001d5260"/>
    </style:style>
    <style:style style:name="T7" style:family="text">
      <style:text-properties officeooo:rsid="001dc536"/>
    </style:style>
    <style:style style:name="T8" style:family="text">
      <style:text-properties officeooo:rsid="001fa400"/>
    </style:style>
    <style:style style:name="T9" style:family="text">
      <style:text-properties officeooo:rsid="001fbcb7"/>
    </style:style>
    <style:style style:name="T10" style:family="text">
      <style:text-properties officeooo:rsid="002358d1"/>
    </style:style>
    <style:style style:name="T11" style:family="text">
      <style:text-properties officeooo:rsid="0026b2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étapes correspondent aux numéros des échanges utilisateur/système présents dans la description du cas d’utilisation, il peut y avoir plusieurs étapes, séparées par une virgule, par ligne.</text:p>
      <text:p text:style-name="P1"/>
      <text:p text:style-name="P12"><text:span text:style-name="T2">Test fonctionnel de </text:span>consulter ses rapports de visite <text:span text:style-name="T2">: </text:span><text:span text:style-name="T3">(le visiteur s'est authentifié)</text:span></text:p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2"><text:span text:style-name="T1">Étapes</text:span> du cas testées</text:p>
          </table:table-cell>
          <table:table-cell table:style-name="Tableau2.A1" office:value-type="string">
            <text:p text:style-name="P2">Description du test effectué</text:p>
          </table:table-cell>
          <table:table-cell table:style-name="Tableau2.A1" office:value-type="string">
            <text:p text:style-name="P2">Résultat attendu</text:p>
          </table:table-cell>
          <table:table-cell table:style-name="Tableau2.A1" office:value-type="string">
            <text:p text:style-name="P2">Résultat obtenu</text:p>
          </table:table-cell>
          <table:table-cell table:style-name="Tableau2.E1" office:value-type="string">
            <text:p text:style-name="P3">Conforme</text:p>
          </table:table-cell>
        </table:table-row>
        <table:table-row>
          <table:table-cell table:style-name="Tableau2.A9" office:value-type="string">
            <text:p text:style-name="P15">1, <text:span text:style-name="T4">2</text:span></text:p>
          </table:table-cell>
          <table:table-cell table:style-name="Tableau2.B9" office:value-type="string">
            <text:p text:style-name="P17">Cliquer dans la navbar sur « Rapport de visite » puis sur « Mes rapports »</text:p>
          </table:table-cell>
          <table:table-cell table:style-name="Tableau2.C2" office:value-type="string">
            <text:p text:style-name="P17">Affichage d’un formulaire avec 3 critère de recherche(date de debut, date de fin et praticien).</text:p>
            <text:p text:style-name="P17">Et de la liste des rapports du compte du visiteur</text:p>
          </table:table-cell>
          <table:table-cell table:style-name="Tableau2.D9" office:value-type="string">
            <text:p text:style-name="P4"/>
          </table:table-cell>
          <table:table-cell table:style-name="Tableau2.E2" office:value-type="string">
            <text:p text:style-name="P7"/>
          </table:table-cell>
        </table:table-row>
        <table:table-row>
          <table:table-cell table:style-name="Tableau2.A9" office:value-type="string">
            <text:p text:style-name="P22">3a</text:p>
          </table:table-cell>
          <table:table-cell table:style-name="Tableau2.B9" office:value-type="string">
            <text:p text:style-name="P23">Cliquer sur la liste praticien<text:span text:style-name="T5">, puis valider</text:span></text:p>
          </table:table-cell>
          <table:table-cell table:style-name="Tableau2.C3" office:value-type="string">
            <text:p text:style-name="P22">Une liste de praticien doit s’afficher.</text:p>
          </table:table-cell>
          <table:table-cell table:style-name="Tableau2.D9" office:value-type="string">
            <text:p text:style-name="P5"/>
          </table:table-cell>
          <table:table-cell table:style-name="Tableau2.E3" office:value-type="string">
            <text:p text:style-name="P7"/>
          </table:table-cell>
        </table:table-row>
        <table:table-row>
          <table:table-cell table:style-name="Tableau2.A9" office:value-type="string">
            <text:p text:style-name="P22">3b</text:p>
          </table:table-cell>
          <table:table-cell table:style-name="Tableau2.B9" office:value-type="string">
            <text:p text:style-name="P23">Rentrer une date incohérente, date de début « 0/50/0 »<text:span text:style-name="T5">, puis valider</text:span></text:p>
          </table:table-cell>
          <table:table-cell table:style-name="Tableau2.C4" office:value-type="string">
            <text:p text:style-name="P22">Une erreur devrais s’afficher vous indiquant de respecter le bon format</text:p>
          </table:table-cell>
          <table:table-cell table:style-name="Tableau2.D9" office:value-type="string">
            <text:p text:style-name="P6"/>
          </table:table-cell>
          <table:table-cell table:style-name="Tableau2.E4" office:value-type="string">
            <text:p text:style-name="P8"/>
          </table:table-cell>
        </table:table-row>
        <table:table-row>
          <table:table-cell table:style-name="Tableau2.A9" office:value-type="string">
            <text:p text:style-name="P22">3c</text:p>
          </table:table-cell>
          <table:table-cell table:style-name="Tableau2.B9" office:value-type="string">
            <text:p text:style-name="P23">Inscrivez une seul des deux date (date debut / date fin) <text:span text:style-name="T5">, puis valider</text:span></text:p>
          </table:table-cell>
          <table:table-cell table:style-name="Tableau2.C9" office:value-type="string">
            <text:p text:style-name="P22">Un message demandent de saisir les deux date pour faire un fourchette de date</text:p>
          </table:table-cell>
          <table:table-cell table:style-name="Tableau2.D9" office:value-type="string">
            <text:p text:style-name="P14"/>
          </table:table-cell>
          <table:table-cell table:style-name="Tableau2.E9" office:value-type="string">
            <text:p text:style-name="P9"/>
          </table:table-cell>
        </table:table-row>
        <table:table-row>
          <table:table-cell table:style-name="Tableau2.A9" office:value-type="string">
            <text:p text:style-name="P24">4<text:span text:style-name="T6">a</text:span></text:p>
          </table:table-cell>
          <table:table-cell table:style-name="Tableau2.B9" office:value-type="string">
            <text:p text:style-name="P24">Inscrivez aucun critère, puis valider</text:p>
          </table:table-cell>
          <table:table-cell table:style-name="Tableau2.C9" office:value-type="string">
            <text:p text:style-name="P18"><text:span text:style-name="T6">L</text:span>a liste <text:span text:style-name="T9">complets</text:span> des rapports du compte du visiteur</text:p>
          </table:table-cell>
          <table:table-cell table:style-name="Tableau2.D9" office:value-type="string">
            <text:p text:style-name="P14"/>
          </table:table-cell>
          <table:table-cell table:style-name="Tableau2.E9" office:value-type="string">
            <text:p text:style-name="P9"/>
          </table:table-cell>
        </table:table-row>
        <table:table-row>
          <table:table-cell table:style-name="Tableau2.A9" office:value-type="string">
            <text:p text:style-name="P26">4b</text:p>
          </table:table-cell>
          <table:table-cell table:style-name="Tableau2.B9" office:value-type="string">
            <text:p text:style-name="P24">Inscrivez <text:span text:style-name="T7">une</text:span> <text:span text:style-name="T7">fourchette de date par example</text:span></text:p>
            <text:p text:style-name="P26">date de debut « 01/01/2000 » et</text:p>
            <text:p text:style-name="P26">date de fin</text:p>
            <text:p text:style-name="P26">« 01/01/9999 »<text:span text:style-name="T5">, puis valider</text:span></text:p>
          </table:table-cell>
          <table:table-cell table:style-name="Tableau2.C9" office:value-type="string">
            <text:p text:style-name="P19"><text:span text:style-name="T6">L</text:span>a liste <text:span text:style-name="T9">complets</text:span> des rapports du compte <text:span text:style-name="T7">qui on une date de visite entre les date de la fourchette</text:span></text:p>
          </table:table-cell>
          <table:table-cell table:style-name="Tableau2.D9" office:value-type="string">
            <text:p text:style-name="P14"/>
          </table:table-cell>
          <table:table-cell table:style-name="Tableau2.E9" office:value-type="string">
            <text:p text:style-name="P9"/>
          </table:table-cell>
        </table:table-row>
        <table:table-row>
          <table:table-cell table:style-name="Tableau2.A9" office:value-type="string">
            <text:p text:style-name="P26">4c</text:p>
          </table:table-cell>
          <table:table-cell table:style-name="Tableau2.B9" office:value-type="string">
            <text:p text:style-name="P24">Inscrivez <text:span text:style-name="T7">une</text:span> <text:span text:style-name="T7">fourchette de date par example</text:span></text:p>
            <text:p text:style-name="P26">date de debut « 01/01/2003 » et</text:p>
            <text:p text:style-name="P26">date de fin</text:p>
            <text:p text:style-name="P26">« 01/01/2022 »</text:p>
            <text:p text:style-name="P26">puis chosiez un médecin</text:p>
            <text:p text:style-name="P26"><text:span text:style-name="T5">, puis valider</text:span></text:p>
          </table:table-cell>
          <table:table-cell table:style-name="Tableau2.C9" office:value-type="string">
            <text:p text:style-name="P19"><text:span text:style-name="T6">L</text:span>a liste <text:span text:style-name="T8">compltes</text:span> des rapports du compte <text:span text:style-name="T7">qui on une date de visite entre les date de la fourchette, et le médecin sélectionner qui est visiter</text:span></text:p>
          </table:table-cell>
          <table:table-cell table:style-name="Tableau2.D9" office:value-type="string">
            <text:p text:style-name="P14"/>
          </table:table-cell>
          <table:table-cell table:style-name="Tableau2.E9" office:value-type="string">
            <text:p text:style-name="P9"/>
          </table:table-cell>
        </table:table-row>
        <table:table-row>
          <table:table-cell table:style-name="Tableau2.A9" office:value-type="string">
            <text:p text:style-name="P26">4<text:span text:style-name="T9">d</text:span></text:p>
          </table:table-cell>
          <table:table-cell table:style-name="Tableau2.B9" office:value-type="string">
            <text:p text:style-name="P24">Inscrivez <text:span text:style-name="T7">une chosiez un médecin</text:span></text:p>
            <text:p text:style-name="P26"><text:span text:style-name="T5">, puis valider</text:span></text:p>
          </table:table-cell>
          <table:table-cell table:style-name="Tableau2.C9" office:value-type="string">
            <text:p text:style-name="P19"><text:span text:style-name="T6">L</text:span>a liste <text:span text:style-name="T8">completes, avec le médecin sélectionner qui est visiter</text:span></text:p>
          </table:table-cell>
          <table:table-cell table:style-name="Tableau2.D9" office:value-type="string">
            <text:p text:style-name="P14"/>
          </table:table-cell>
          <table:table-cell table:style-name="Tableau2.E9" office:value-type="string">
            <text:p text:style-name="P9"/>
          </table:table-cell>
        </table:table-row>
        <table:table-row>
          <table:table-cell table:style-name="Tableau2.A11" office:value-type="string">
            <text:p text:style-name="P28">4e</text:p>
            <text:p text:style-name="P28"/>
          </table:table-cell>
          <table:table-cell table:style-name="Tableau2.B11" office:value-type="string">
            <text:p text:style-name="P25">Inscrivez <text:span text:style-name="T7">une</text:span> <text:span text:style-name="T7">fourchette de date ou il y a aucun rapport </text:span><text:soft-page-break/><text:span text:style-name="T7">par example</text:span></text:p>
            <text:p text:style-name="P27">date de debut « 01/01/<text:span text:style-name="T9">0001</text:span> » et</text:p>
            <text:p text:style-name="P27">date de fin</text:p>
            <text:p text:style-name="P27">« 01/01/<text:span text:style-name="T9">0001</text:span> »<text:span text:style-name="T5">, puis valider</text:span></text:p>
          </table:table-cell>
          <table:table-cell table:style-name="Tableau2.C11" office:value-type="string">
            <text:p text:style-name="P28">Un message vous indiquent qu’il y a aucun résultat a la <text:soft-page-break/>recherche</text:p>
          </table:table-cell>
          <table:table-cell table:style-name="Tableau2.D11" office:value-type="string">
            <text:p text:style-name="P14"/>
          </table:table-cell>
          <table:table-cell table:style-name="Tableau2.E11" office:value-type="string">
            <text:p text:style-name="P9"/>
          </table:table-cell>
        </table:table-row>
        <table:table-row>
          <table:table-cell table:style-name="Tableau2.A11" office:value-type="string">
            <text:p text:style-name="P29">5, <text:span text:style-name="T11">6</text:span></text:p>
          </table:table-cell>
          <table:table-cell table:style-name="Tableau2.B11" office:value-type="string">
            <text:p text:style-name="P30">Cliquer dans la liste sur <text:span text:style-name="T10">l’icon gris a droite d’une ligne</text:span></text:p>
          </table:table-cell>
          <table:table-cell table:style-name="Tableau2.C11" office:value-type="string">
            <text:p text:style-name="P31">Affichage du nouvelle page avec le détail du rapport</text:p>
          </table:table-cell>
          <table:table-cell table:style-name="Tableau2.D11" office:value-type="string">
            <text:p text:style-name="P14"/>
          </table:table-cell>
          <table:table-cell table:style-name="Tableau2.E11" office:value-type="string">
            <text:p text:style-name="P9"/>
          </table:table-cell>
        </table:table-row>
        <table:table-row>
          <table:table-cell table:style-name="Tableau2.A13" office:value-type="string">
            <text:p text:style-name="P32">6-a</text:p>
          </table:table-cell>
          <table:table-cell table:style-name="Tableau2.B13" office:value-type="string">
            <text:p text:style-name="P32">Cliquer sur l’un des medecin pressent sur la page par example le nom du praticien visiter</text:p>
          </table:table-cell>
          <table:table-cell table:style-name="Tableau2.C13" office:value-type="string">
            <text:p text:style-name="P32">Une page avec les informations a propos du médecin</text:p>
          </table:table-cell>
          <table:table-cell table:style-name="Tableau2.D13" office:value-type="string">
            <text:p text:style-name="P14"/>
          </table:table-cell>
          <table:table-cell table:style-name="Tableau2.E13" office:value-type="string">
            <text:p text:style-name="P9"/>
          </table:table-cell>
        </table:table-row>
        <table:table-row>
          <table:table-cell table:style-name="Tableau2.A13" office:value-type="string">
            <text:p text:style-name="P32">6-b</text:p>
          </table:table-cell>
          <table:table-cell table:style-name="Tableau2.B13" office:value-type="string">
            <text:p text:style-name="P32">Cliquer sur l’un des médicament pressent sur la page par example un échantillon ou un médicament presenté</text:p>
          </table:table-cell>
          <table:table-cell table:style-name="Tableau2.C13" office:value-type="string">
            <text:p text:style-name="P32">Une page avec les informations a propos du médicament</text:p>
          </table:table-cell>
          <table:table-cell table:style-name="Tableau2.D13" office:value-type="string">
            <text:p text:style-name="P14"/>
          </table:table-cell>
          <table:table-cell table:style-name="Tableau2.E13" office:value-type="string">
            <text:p text:style-name="P9"/>
          </table:table-cell>
        </table:table-row>
        <table:table-row>
          <table:table-cell table:style-name="Tableau2.A14" office:value-type="string">
            <text:p text:style-name="P32">7</text:p>
          </table:table-cell>
          <table:table-cell table:style-name="Tableau2.B14" office:value-type="string">
            <text:p text:style-name="P32">Appuyer sur le bouton retour</text:p>
          </table:table-cell>
          <table:table-cell table:style-name="Tableau2.C14" office:value-type="string">
            <text:p text:style-name="P20">Affichage d’un formulaire <text:span text:style-name="T11">préremplie </text:span>avec 3 critère de recherche(date de debut, date de fin et praticien).</text:p>
            <text:p text:style-name="P20">Et de la liste des rapports du compte du visiteur</text:p>
          </table:table-cell>
          <table:table-cell table:style-name="Tableau2.D14" office:value-type="string">
            <text:p text:style-name="P14"/>
          </table:table-cell>
          <table:table-cell table:style-name="Tableau2.E14" office:value-type="string">
            <text:p text:style-name="P9"/>
          </table:table-cell>
        </table:table-row>
      </table:table>
      <text:p text:style-name="P1"/>
      <text:p text:style-name="P11"/>
      <text:p text:style-name="P11"><text:span text:style-name="T1">Test fonctionnel de </text:span><text:s/><text:span text:style-name="T1">: ()</text:span>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3"><text:span text:style-name="T1">Étapes</text:span> du cas testées</text:p>
          </table:table-cell>
          <table:table-cell table:style-name="Tableau1.A1" office:value-type="string">
            <text:p text:style-name="P33">Description du test effectué</text:p>
          </table:table-cell>
          <table:table-cell table:style-name="Tableau1.A1" office:value-type="string">
            <text:p text:style-name="P33">Résultat attendu</text:p>
          </table:table-cell>
          <table:table-cell table:style-name="Tableau1.A1" office:value-type="string">
            <text:p text:style-name="P33">Résultat obtenu</text:p>
          </table:table-cell>
          <table:table-cell table:style-name="Tableau1.E1" office:value-type="string">
            <text:p text:style-name="P34">Conforme</text:p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B2" office:value-type="string">
            <text:p text:style-name="P21"/>
          </table:table-cell>
          <table:table-cell table:style-name="Tableau1.C2" office:value-type="string">
            <text:p text:style-name="P21"/>
          </table:table-cell>
          <table:table-cell table:style-name="Tableau1.D2" office:value-type="string">
            <text:p text:style-name="P35"/>
          </table:table-cell>
          <table:table-cell table:style-name="Tableau1.E2" office:value-type="string">
            <text:p text:style-name="P37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2-12-14T16:20:51.112000000</dc:date>
    <meta:editing-duration>PT2H28M24S</meta:editing-duration>
    <meta:editing-cycles>29</meta:editing-cycles>
    <meta:document-statistic meta:table-count="2" meta:image-count="0" meta:object-count="0" meta:page-count="2" meta:paragraph-count="66" meta:word-count="459" meta:character-count="2580" meta:non-whitespace-character-count="2186"/>
  </office:meta>
</office:document-meta>
</file>